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2d6c" officeooo:paragraph-rsid="00032d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lviendo dilemas morales</text:p>
      <text:p text:style-name="P1"/>
      <text:p text:style-name="P1">Roberto Rebolledo Naharro</text:p>
      <text:p text:style-name="P1">Alejandro Jiménez Fernández </text:p>
      <text:p text:style-name="P1"/>
      <text:p text:style-name="P1"/>
      <text:p text:style-name="P1">1.- El dilema lo tiene el que quiere venderle el mp3 a su amigo, el dilema consiste en que el vendedor tiene un mp3 que tiene defectuoso un botón y su amigo quiere comprarse un mp3. ¿Debería venderle el mp3 sin decirle que está defectuoso?</text:p>
      <text:p text:style-name="P1"/>
      <text:p text:style-name="P1">2.-</text:p>
      <text:p text:style-name="P1"/>
      <text:p text:style-name="P1">-Una de las soluciones sería comentarle que necesita el dinero y que tiene el botón estropeado, pero no cambiar el precio. </text:p>
      <text:p text:style-name="P1"><text:tab/></text:p>
      <text:p text:style-name="P1"><text:tab/>Argumento a favor: El vendedor sale ganando</text:p>
      <text:p text:style-name="P1"><text:tab/>Argumento en contra: El amigo obtiene un producto defectuoso al precio de uno nuevo</text:p>
      <text:p text:style-name="P1"/>
      <text:p text:style-name="P1">-Otra de las soluciones sería explicarle el problema del reproductor y ofrecerlo más barato ya que es su amigo y el producto está defectuoso.</text:p>
      <text:p text:style-name="P1"/>
      <text:p text:style-name="P1"><text:tab/>Argumento a favor: El amigo obtiene el producto por un precio razonable</text:p>
      <text:p text:style-name="P1"><text:tab/>Argumento en contra: El vendedor no obtiene suficiente dinero</text:p>
      <text:p text:style-name="P1"/>
      <text:p text:style-name="P1">-Otra solución sería no contarle que tiene un problema y vendérselo.</text:p>
      <text:p text:style-name="P1"/>
      <text:p text:style-name="P1"><text:tab/>Argumento a favor: El vendedor obtiene el dinero que el quiere.</text:p>
      <text:p text:style-name="P1"/>
      <text:p text:style-name="P1"><text:tab/>Argumento en contra: La confianza con el amigo se rompe cuando este se de cuenta.</text:p>
      <text:p text:style-name="P1"/>
      <text:p text:style-name="P1"/>
      <text:p text:style-name="P1">3.- Tiene más valor la amistad y la sinceridad, por eso obtaría primero por la opción 1 y en caso de que mi amigo no lo quiera comprar por ese precio usaría la opción 2.</text:p>
      <text:p text:style-name="P1"/>
      <text:p text:style-name="P1">4.- Propio dilema moral:</text:p>
      <text:p text:style-name="P1"/>
      <text:p text:style-name="P1">Mi familia vive en el extranjero y la veo muy pocas veces, por lo cual tengo poca relación y confianza con ellos, mi padre me ha dicho de ir este fin de semana para allá ya que tienen una fiesta regional, pero el mismo día es el cumpleaños de un amigo mío cercano y tenemos pensado hacerle una fiesta. ¿Debería ir con mis amigos, o con mi familia?</text:p>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25T10:20:51.316000000</meta:creation-date>
    <dc:date>2022-10-25T10:36:58.862000000</dc:date>
    <meta:editing-duration>PT16M9S</meta:editing-duration>
    <meta:editing-cycles>1</meta:editing-cycles>
    <meta:document-statistic meta:table-count="0" meta:image-count="0" meta:object-count="0" meta:page-count="1" meta:paragraph-count="18" meta:word-count="286" meta:character-count="1603" meta:non-whitespace-character-count="1325"/>
    <meta:generator>LibreOffice/7.4.2.3$Windows_X86_64 LibreOffice_project/382eef1f22670f7f4118c8c2dd222ec7ad009daf</meta:generator>
  </office:meta>
</office:document-meta>
</file>